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8AF800000F0BED5F8035FC0F2BD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paragraph-rsid="000a4548"/>
    </style:style>
    <style:style style:name="P3" style:family="paragraph" style:parent-style-name="Standard" style:list-style-name="L1">
      <style:text-properties officeooo:paragraph-rsid="000a4548"/>
    </style:style>
    <style:style style:name="P4" style:family="paragraph" style:parent-style-name="Standard">
      <style:text-properties officeooo:paragraph-rsid="000a4548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name-complex="Arial1"/>
    </style:style>
    <style:style style:name="P9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9pt" style:font-size-asian="9pt" style:font-name-complex="Arial1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0a4548"/>
    </style:style>
    <style:style style:name="P1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3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fo:color="#000000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style:font-name="Lucida Calligraphy" fo:font-size="18pt" style:font-size-asian="18pt" style:font-name-complex="Arial1" style:font-size-complex="18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officeooo:rsid="000a4548" style:font-size-asian="11pt" style:font-size-complex="11pt"/>
    </style:style>
    <style:style style:name="T6" style:family="text">
      <style:text-properties style:font-name="Times New Roman" fo:font-size="11pt" fo:font-weight="bold" style:font-size-asian="11pt" style:font-weight-asian="bold" style:font-size-complex="11pt"/>
    </style:style>
    <style:style style:name="T7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0000" style:font-name="Times New Roman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office:forms form:automatic-focus="false" form:apply-design-mode="false"/>
      <text:tracked-changes>
        <text:changed-region xml:id="ct71513488" text:id="ct71513488">
          <text:deletion>
            <office:change-info>
              <dc:creator>Unknown Author</dc:creator>
              <dc:date>2016-05-04T05:43:00</dc:date>
            </office:change-info>
            <text:p text:style-name="P1"><text:span text:style-name="T1"><text:s/>high quality</text:span></text:p>
          </text:deletion>
        </text:changed-region>
        <text:changed-region xml:id="ct61406912" text:id="ct61406912">
          <text:deletion>
            <office:change-info>
              <dc:creator>Unknown Author</dc:creator>
              <dc:date>2016-05-04T05:43:00</dc:date>
            </office:change-info>
            <text:p text:style-name="P1"><text:span text:style-name="T1">high quality </text:span></text:p>
          </text:deletion>
        </text:changed-region>
        <text:changed-region xml:id="ct77132688" text:id="ct77132688">
          <text:insertion>
            <office:change-info>
              <dc:creator>Unknown Author</dc:creator>
              <dc:date>2016-05-04T05:46:00</dc:date>
            </office:change-info>
          </text:insertion>
        </text:changed-region>
        <text:changed-region xml:id="ct77320048" text:id="ct77320048">
          <text:insertion>
            <office:change-info>
              <dc:creator>Unknown Author</dc:creator>
              <dc:date>2016-05-04T05:46:00</dc:date>
            </office:change-info>
          </text:insertion>
        </text:changed-region>
        <text:changed-region xml:id="ct78887584" text:id="ct78887584">
          <text:insertion>
            <office:change-info>
              <dc:creator>Unknown Author</dc:creator>
              <dc:date>2016-05-04T05:47:00</dc:date>
            </office:change-info>
          </text:insertion>
        </text:changed-region>
        <text:changed-region xml:id="ct78918752" text:id="ct78918752">
          <text:insertion>
            <office:change-info>
              <dc:creator>Unknown Author</dc:creator>
              <dc:date>2016-05-04T05:48:00</dc:date>
            </office:change-info>
          </text:insertion>
        </text:changed-region>
        <text:changed-region xml:id="ct78840736" text:id="ct78840736">
          <text:deletion>
            <office:change-info>
              <dc:creator>Unknown Author</dc:creator>
              <dc:date>2016-05-04T05:46:00</dc:date>
            </office:change-info>
            <text:p text:style-name="P2"><text:span text:style-name="T1">;</text:span></text:p>
          </text:deletion>
        </text:changed-region>
        <text:changed-region xml:id="ct78625424" text:id="ct78625424">
          <text:insertion>
            <office:change-info>
              <dc:creator>Unknown Author</dc:creator>
              <dc:date>2016-05-04T05:46:00</dc:date>
            </office:change-info>
          </text:insertion>
        </text:changed-region>
        <text:changed-region xml:id="ct78733824" text:id="ct78733824">
          <text:deletion>
            <office:change-info>
              <dc:creator>Unknown Author</dc:creator>
              <dc:date>2016-05-04T05:46:00</dc:date>
            </office:change-info>
            <text:p text:style-name="P2"><text:span text:style-name="T1"><text:s/></text:span></text:p>
          </text:deletion>
        </text:changed-region>
        <text:changed-region xml:id="ct77336336" text:id="ct77336336">
          <text:insertion>
            <office:change-info>
              <dc:creator>Unknown Author</dc:creator>
              <dc:date>2016-05-04T05:46:00</dc:date>
            </office:change-info>
          </text:insertion>
        </text:changed-region>
        <text:changed-region xml:id="ct77338816" text:id="ct77338816">
          <text:deletion>
            <office:change-info>
              <dc:creator>Unknown Author</dc:creator>
              <dc:date>2016-05-04T05:46:00</dc:date>
            </office:change-info>
            <text:p text:style-name="P2"><text:span text:style-name="T1"><text:s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 1" text:anchor-type="as-char" svg:width="16.544cm" svg:height="1.236cm" draw:z-index="1"><draw:image xlink:href="Pictures/2000000900008AF800000F0BED5F8035FC0F2BD4.wmf" xlink:type="simple" xlink:show="embed" xlink:actuate="onLoad"/></draw:frame><text:bookmark text:name="__UnoMark__92_1756889880"/></text:p>
      <text:p text:style-name="P6"><draw:custom-shape text:anchor-type="paragraph" style:rel-height="20%" draw:z-index="0" draw:name="Text Box 2" draw:style-name="gr1" draw:text-style-name="P15" svg:width="10.254cm" svg:height="0.985cm" svg:x="2.455cm" svg:y="0.96cm"><text:p text:style-name="P13"><text:span text:style-name="T2">800 Commissioners Rd East • London, Ontario • N6A 5W9 • Canada</text:span></text:p><text:p text:style-name="P13"><text:span text:style-name="T2">Telephone: (519) 685-8500 ext 76089 • Fax: (519) 667-676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Division of Emergency Medicine</text:span></text:p>
      <text:p text:style-name="P7"><text:span text:style-name="T3"><text:tab/><text:tab/></text:span></text:p>
      <text:h text:style-name="P9" text:outline-level="1"/>
      <text:p text:style-name="P8"/>
      <text:p text:style-name="P1"><text:span text:style-name="T1">Dear Potential Volunteer,</text:span></text:p>
      <text:p text:style-name="P10"/>
      <text:p text:style-name="P1"><text:span text:style-name="T1">You are invited to participate in a research study investigating the validity of a low-cost</text:span><text:change text:change-id="ct71513488"/><text:span text:style-name="T1"> pulse oximeter that uses 3D printing and other innovative technologies to make </text:span><text:change text:change-id="ct61406912"/><text:span text:style-name="T1">life-saving pulse oximeters available for very low cost in Canada and internationally. A pulse oximeter is a sensor device placed on the finger to measure oxygen levels in the blood. We would greatly appreciate your participation in this study. All healthy, non-smoking adults over the age of 18 are eligible to participate in this study. A reminder e-mail will be sent in two weeks’ time.</text:span></text:p>
      <text:p text:style-name="P10"/>
      <text:p text:style-name="P1"><text:span text:style-name="T1">The purpose of this study is to calibrate and validate a 3D printed pulse oximeter that measures oxygen levels in the blood. Measurements from the experimental pulse oximeter will be compared to a gold standard – the pulse oximeter currently used in the emergency department at London Health Sciences Centre (LHSC).</text:span></text:p>
      <text:p text:style-name="P10"/>
      <text:p text:style-name="P11"><text:span text:style-name="T1">If you agree to participate, you will be asked to complete the study protocol, which should take approximately </text:span><text:span text:style-name="T7">60</text:span><text:span text:style-name="T8"> </text:span><text:span text:style-name="T6">minutes</text:span><text:span text:style-name="T1"> to complete. All study procedures will be conducted in the emergency department at Victoria Hospital and University Hospital at LHSC by an experienced emergency physician (EP). Participation in this study consists of:</text:span><text:change-start text:change-id="ct77132688"/></text:p>
      <text:list xml:id="list7041294568635062801" text:style-name="L1">
        <text:list-item>
          <text:p text:style-name="P3"><text:change-end text:change-id="ct77132688"/><text:span text:style-name="T1">an arterial catheter insertion into the wrist by the EP to measure oxygen levels in blood samples</text:span><text:change-start text:change-id="ct77320048"/><text:span text:style-name="T1">. </text:span><text:span text:style-name="T5">This is the </text:span><text:change-end text:change-id="ct77320048"/><text:change-start text:change-id="ct78887584"/><text:span text:style-name="T5">same as putting in an intravenous line, but into </text:span><text:change-end text:change-id="ct78887584"/><text:change-start text:change-id="ct78918752"/><text:span text:style-name="T5">an artery in your wrist</text:span><text:change-end text:change-id="ct78918752"/><text:change text:change-id="ct78840736"/><text:change-start text:change-id="ct78625424"/></text:p>
        </text:list-item>
        <text:list-item>
          <text:p text:style-name="P3"><text:change-end text:change-id="ct78625424"/><text:change text:change-id="ct78733824"/><text:span text:style-name="T1">the experimental, 3D printed pulse oximeter and a control oximeter to be placed on your fingers;</text:span><text:change-start text:change-id="ct77336336"/></text:p>
        </text:list-item>
        <text:list-item>
          <text:p text:style-name="P3"><text:change-end text:change-id="ct77336336"/><text:change text:change-id="ct77338816"/><text:span text:style-name="T1">a breathing mask to deliver a mix of nitrogen and oxygen at progressively different ratios under careful monitoring by the EP.</text:span></text:p>
        </text:list-item>
      </text:list>
      <text:p text:style-name="P10"/>
      <text:p text:style-name="P1"><text:span text:style-name="T1">This study is part of an unfunded research project being undertaken by Dr. Tarek Loubani of Western University. </text:span></text:p>
      <text:p text:style-name="P10"/>
      <text:p text:style-name="P1"><text:span text:style-name="T1">If you are interested in participating, please e-mail me (tlouban@uwo.ca) or </text:span><text:bookmark-start text:name="_GoBack"/><text:span text:style-name="T1">Carrie Wakem (project manager; carrie.wakem@lhsc.on.ca)</text:span><text:bookmark-end text:name="_GoBack"/><text:span text:style-name="T1">. We will discuss with you the study and answer any questions you may have.</text:span></text:p>
      <text:p text:style-name="P10"/>
      <text:p text:style-name="P1"><text:span text:style-name="T1">Thank you,</text:span></text:p>
      <text:p text:style-name="P10"><text:bookmark text:name="OLE_LINK6"/><text:bookmark text:name="OLE_LINK5"/></text:p>
      <text:p text:style-name="Standard"><text:span text:style-name="T1">Dr.</text:span> <text:span text:style-name="T1">Tarek Loubani, MD, CCFP (EM) </text:span></text:p>
      <text:p text:style-name="Standard"><text:span text:style-name="T1">Consultant, Division of Emergency medicine</text:span></text:p>
      <text:p text:style-name="Standard"><text:span text:style-name="T1">London Health Sciences Centre</text:span></text:p>
      <text:p text:style-name="Standard"><text:span text:style-name="T1">Assistant Professor</text:span></text:p>
      <text:p text:style-name="Standard"><text:span text:style-name="T1">Faculty of Medicine</text:span></text:p>
      <text:p text:style-name="Standard"><text:span text:style-name="T1">Western University Medicin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" style:family="paragraph" style:parent-style-name="Standard" style:default-outline-level="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fo:language="en" fo:country="CA" style:font-name-asian="Calibri1" style:font-family-asian="Calibri" style:font-family-generic-asian="system" style:font-pitch-asian="variable" style:font-size-asian="11pt" style:font-size-complex="11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style:writing-mode="lr-tb"/>
      <style:text-properties fo:font-size="12pt" fo:language="en" fo:country="CA" style:font-size-asian="12pt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yle1_20_Char" style:display-name="Style1 Char" style:family="text" style:parent-style-name="Default_20_Paragraph_20_Font"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746cm" fo:margin-left="2.54cm" fo:margin-right="2.54cm" style:writing-mode="lr-tb" style:layout-grid-color="#c0c0c0" style:layout-grid-lines="38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Date: April 06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ley McLeodS</meta:initial-creator>
    <meta:editing-cycles>8</meta:editing-cycles>
    <meta:creation-date>2016-04-06T15:28:00</meta:creation-date>
    <dc:date>2016-05-04T05:48:26.382745814</dc:date>
    <dc:language>en-CA</dc:language>
    <meta:editing-duration>PT9M32S</meta:editing-duration>
    <meta:generator>LibreOffice/5.1.2.2$Linux_X86_64 LibreOffice_project/10m0$Build-2</meta:generator>
    <meta:document-statistic meta:table-count="0" meta:image-count="1" meta:object-count="0" meta:page-count="1" meta:paragraph-count="22" meta:word-count="374" meta:character-count="2324" meta:non-whitespace-character-count="1968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